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size="16pt" fo:font-weight="bold"/>
    </style:style>
    <style:style style:family="paragraph" style:name="P2" style:display-name="P2" style:parent-style-name="Normal">
      <style:text-properties style:font-name="Fira Code Retina"/>
    </style:style>
    <style:style style:family="paragraph" style:name="P1" style:display-name="P1" style:parent-style-name="Normal">
      <style:paragraph-properties fo:text-align="left" fo:background-color="#fff200"/>
      <style:text-properties style:font-name="Fira Code Retina" fo:font-size="20pt" fo:font-weight="normal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Express for Server-side</text:p>
        <text:p text:style-name="P2"> </text:p>
        <text:p text:style-name="P2">Pre Express</text:p>
        <text:p text:style-name="P2"><text:span text:style-name="T1">HTTP → TCP/UDP</text:span></text:p>
        <text:p text:style-name="P2"/>
        <text:p text:style-name="P2">dalam perpindahan data dari big-server ke komputer rumahan ada berbagai macam layer tahapan:</text:p>
        <text:p text:style-name="P2"/>
        <text:p text:style-name="P2">---</text:p>
        <text:p text:style-name="P2">1. fisik -&gt; kabel(ada kabel raksaksa di lautan) //&gt; check google</text:p>
        <text:p text:style-name="P2">2. link  -&gt; wifi, ethernet //&gt; sinyal?</text:p>
        <text:p text:style-name="P2">3. network  <text:s/> -&gt; IP</text:p>
        <text:p text:style-name="P2">4. transport  -&gt; TCP/UDP (memiliki hubungan yg kuat dg IP)</text:p>
        <text:p text:style-name="P2">5. Aplication -&gt; HTTP, SSH, FTP, SMTP</text:p>
        <text:p text:style-name="P2">---</text:p>
        <text:p text:style-name="P2"/>
        <text:p text:style-name="P2">dan sebagai programing kita bekerja pada tahap 3,4,dan 5 </text:p>
        <text:p text:style-name="P2"/>
        <text:p text:style-name="P2"><text:span text:style-name="T1">Node.js Web Server</text:span></text:p>
        <text:p text:style-name="P2">3. 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Fira Code Retina" svg:font-family="Fira Code Retina"/>
  </office:font-face-decls>
  <office:styles>
    <style:default-style style:family="paragraph">
      <style:paragraph-properties style:tab-stop-distance="0.4925in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15%" fo:margin-top="0in" fo:margin-bottom="0.0972in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9-07-17T01:36:07.928219179</meta:creation-date>
    <dc:date>Wed Jul 17 02:38:19 2019
</dc:date>
  </office:meta>
</office:document-meta>
</file>